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total" style:display-name="tableau_total" style:family="table" style:master-page-name="">
      <style:table-properties style:width="16.999cm" fo:margin-top="0cm" fo:margin-bottom="0cm" style:page-number="0" table:align="margins" fo:keep-with-next="auto" style:may-break-between-rows="true"/>
    </style:style>
    <style:style style:name="tableau_5f_total.A" style:display-name="tableau_total.A" style:family="table-column">
      <style:table-column-properties style:column-width="14.018cm" style:rel-column-width="54043*"/>
    </style:style>
    <style:style style:name="tableau_5f_total.B" style:display-name="tableau_total.B" style:family="table-column">
      <style:table-column-properties style:column-width="1.161cm" style:rel-column-width="4474*"/>
    </style:style>
    <style:style style:name="tableau_5f_total.C" style:display-name="tableau_total.C" style:family="table-column">
      <style:table-column-properties style:column-width="1.82cm" style:rel-column-width="7018*"/>
    </style:style>
    <style:style style:name="tableau_5f_total.1" style:display-name="tableau_total.1" style:family="table-row">
      <style:table-row-properties style:min-row-height="0.011cm"/>
    </style:style>
    <style:style style:name="tableau_5f_total.A1" style:display-name="tableau_total.A1" style:family="table-cell">
      <style:table-cell-properties fo:background-color="transparent" fo:padding="0cm" fo:border="none">
        <style:background-image/>
      </style:table-cell-properties>
    </style:style>
    <style:style style:name="tableau_5f_total.B1" style:display-name="tableau_total.B1" style:family="table-cell">
      <style:table-cell-properties fo:padding="0cm" fo:border="none"/>
    </style:style>
    <style:style style:name="tableau_5f_jour" style:display-name="tableau_jour" style:family="table">
      <style:table-properties style:width="16.999cm" fo:margin-left="0cm" fo:margin-right="0cm" fo:margin-top="0cm" fo:margin-bottom="0cm" table:align="margins" style:may-break-between-rows="true"/>
    </style:style>
    <style:style style:name="tableau_5f_jour.A" style:display-name="tableau_jour.A" style:family="table-column">
      <style:table-column-properties style:column-width="14.018cm" style:rel-column-width="54043*"/>
    </style:style>
    <style:style style:name="tableau_5f_jour.B" style:display-name="tableau_jour.B" style:family="table-column">
      <style:table-column-properties style:column-width="1.161cm" style:rel-column-width="4474*"/>
    </style:style>
    <style:style style:name="tableau_5f_jour.C" style:display-name="tableau_jour.C" style:family="table-column">
      <style:table-column-properties style:column-width="1.82cm" style:rel-column-width="7018*"/>
    </style:style>
    <style:style style:name="tableau_5f_jour.1" style:display-name="tableau_jour.1" style:family="table-row">
      <style:table-row-properties style:min-row-height="0.011cm" style:keep-together="true" fo:keep-together="auto"/>
    </style:style>
    <style:style style:name="tableau_5f_jour.A1" style:display-name="tableau_jour.A1" style:family="table-cell">
      <style:table-cell-properties fo:background-color="transparent" fo:padding-left="0cm" fo:padding-right="0cm" fo:padding-top="0cm" fo:padding-bottom="0.15cm" fo:border="none">
        <style:background-image/>
      </style:table-cell-properties>
    </style:style>
    <style:style style:name="tableau_5f_jour.B1" style:display-name="tableau_jour.B1" style:family="table-cell">
      <style:table-cell-properties fo:padding-left="0cm" fo:padding-right="0cm" fo:padding-top="0cm" fo:padding-bottom="0.15cm" fo:border="none"/>
    </style:style>
    <style:style style:name="tableau_5f_sous_5f_total" style:display-name="tableau_sous_total" style:family="table">
      <style:table-properties style:width="16.999cm" table:align="margins"/>
    </style:style>
    <style:style style:name="tableau_5f_sous_5f_total.A" style:display-name="tableau_sous_total.A" style:family="table-column">
      <style:table-column-properties style:column-width="14.019cm" style:rel-column-width="54049*"/>
    </style:style>
    <style:style style:name="tableau_5f_sous_5f_total.B" style:display-name="tableau_sous_total.B" style:family="table-column">
      <style:table-column-properties style:column-width="1.161cm" style:rel-column-width="4474*"/>
    </style:style>
    <style:style style:name="tableau_5f_sous_5f_total.C" style:display-name="tableau_sous_total.C" style:family="table-column">
      <style:table-column-properties style:column-width="1.819cm" style:rel-column-width="7012*"/>
    </style:style>
    <style:style style:name="P1" style:family="paragraph" style:parent-style-name="Table_20_Contents_20_left">
      <style:paragraph-properties fo:margin-left="0cm" fo:margin-right="0cm" fo:line-height="100%" fo:text-align="end" style:justify-single-word="false" fo:text-indent="0cm" style:auto-text-indent="false" style:shadow="none"/>
      <style:text-properties fo:font-size="11pt" style:font-size-asian="11pt" style:font-size-complex="11pt"/>
    </style:style>
    <style:style style:name="P2" style:family="paragraph" style:parent-style-name="Table_20_Contents_20_left">
      <style:paragraph-properties fo:margin-left="0cm" fo:margin-right="0cm" fo:line-height="100%" fo:text-align="start" style:justify-single-word="false" fo:text-indent="0cm" style:auto-text-indent="false" style:shadow="none"/>
      <style:text-properties fo:font-size="11pt" style:font-size-asian="11pt" style:font-size-complex="11pt"/>
    </style:style>
    <style:style style:name="P3" style:family="paragraph" style:parent-style-name="Table_20_Contents_20_right">
      <style:paragraph-properties fo:margin-left="0cm" fo:margin-right="0cm" fo:text-align="end" style:justify-single-word="false" fo:text-indent="0cm" style:auto-text-indent="false"/>
    </style:style>
    <style:style style:name="P4" style:family="paragraph" style:parent-style-name="Table_20_Contents_20_right_20_2underline">
      <style:paragraph-properties fo:margin-left="0cm" fo:margin-right="0cm" fo:text-align="end" style:justify-single-word="false" fo:text-indent="0cm" style:auto-text-indent="false"/>
      <style:text-properties style:font-size-asian="2pt" style:font-size-complex="2pt"/>
    </style:style>
    <style:style style:name="P5" style:family="paragraph" style:parent-style-name="Table_20_Contents_20_left">
      <style:paragraph-properties fo:margin-left="0cm" fo:margin-right="0cm" fo:margin-top="0cm" fo:margin-bottom="0.15cm" fo:text-indent="0cm" style:auto-text-indent="false"/>
    </style:style>
    <style:style style:name="P6" style:family="paragraph" style:parent-style-name="Table_20_Contents_20_left">
      <style:paragraph-properties fo:margin-left="0cm" fo:margin-right="0cm" fo:margin-top="0cm" fo:margin-bottom="0.15cm" fo:line-height="100%" fo:text-align="start" style:justify-single-word="false" fo:text-indent="0cm" style:auto-text-indent="false" style:shadow="none"/>
      <style:text-properties fo:font-size="11pt" style:font-size-asian="11pt" style:font-size-complex="11pt"/>
    </style:style>
    <style:style style:name="P7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8" style:family="paragraph" style:parent-style-name="Standard">
      <style:text-properties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au_total" table:style-name="tableau_5f_total">
        <table:table-column table:style-name="tableau_5f_total.A"/>
        <table:table-column table:style-name="tableau_5f_total.B"/>
        <table:table-column table:style-name="tableau_5f_total.C"/>
        <table:table-row table:style-name="tableau_5f_total.1">
          <table:table-cell table:style-name="tableau_5f_total.A1" office:value-type="string">
            <text:p text:style-name="P5"><text:span text:style-name="T1">%{HEADER_ROWS:0}%%{RM_IF_NO_DATA:true,0}%</text:span>%{partiel}%%=tableau_partiel_0=%</text:p>
          </table:table-cell>
          <table:table-cell table:style-name="tableau_5f_total.B1" office:value-type="string">
            <text:p text:style-name="Table_20_Contents_20_right">%{partiel}%%=tableau_partiel_1=%</text:p>
          </table:table-cell>
          <table:table-cell table:style-name="tableau_5f_total.B1" office:value-type="string">
            <text:p text:style-name="Table_20_Contents_20_right">%{partiel}%%=tableau_partiel_2=%</text:p>
          </table:table-cell>
        </table:table-row>
        <table:table-row table:style-name="tableau_5f_total.1">
          <table:table-cell table:style-name="tableau_5f_total.A1" office:value-type="string">
            <text:p text:style-name="P5">%{total}%%=tableau_total_0=%</text:p>
          </table:table-cell>
          <table:table-cell table:style-name="tableau_5f_total.B1" office:value-type="string">
            <text:p text:style-name="Table_20_Contents_20_right">%{total}%%=tableau_total_1=%</text:p>
          </table:table-cell>
          <table:table-cell table:style-name="tableau_5f_total.B1" office:value-type="string">
            <text:p text:style-name="Table_20_Contents_20_right_20_2underline">%{total}%%=tableau_total_2=%</text:p>
          </table:table-cell>
        </table:table-row>
      </table:table>
      <table:table table:name="tableau_jour" table:style-name="tableau_5f_jour">
        <table:table-column table:style-name="tableau_5f_jour.A"/>
        <table:table-column table:style-name="tableau_5f_jour.B"/>
        <table:table-column table:style-name="tableau_5f_jour.C"/>
        <table:table-row table:style-name="tableau_5f_jour.1">
          <table:table-cell table:style-name="tableau_5f_jour.A1" office:value-type="string">
            <text:p text:style-name="P6"><text:span text:style-name="T1">%{HEADER_ROWS:0}%%{RM_IF_NO_DATA:true,0}%</text:span>%{jour}%%=tableau_jour_0=%</text:p>
          </table:table-cell>
          <table:table-cell table:style-name="tableau_5f_jour.B1" office:value-type="string">
            <text:p text:style-name="Table_20_Contents_20_right">%{jour}%%=tableau_jour_1=%</text:p>
          </table:table-cell>
          <table:table-cell table:style-name="tableau_5f_jour.B1" office:value-type="string">
            <text:p text:style-name="P3">%{jour}%%=tableau_jour_2=%</text:p>
          </table:table-cell>
        </table:table-row>
      </table:table>
      <table:table table:name="tableau_sous_total" table:style-name="tableau_5f_sous_5f_total">
        <table:table-column table:style-name="tableau_5f_sous_5f_total.A"/>
        <table:table-column table:style-name="tableau_5f_sous_5f_total.B"/>
        <table:table-column table:style-name="tableau_5f_sous_5f_total.C"/>
        <table:table-row>
          <table:table-cell office:value-type="string">
            <text:p text:style-name="P2"><text:span text:style-name="T1">%{HEADER_ROWS:0}%%{RM_IF_NO_DATA:true,1}%</text:span>%{subtotal}%%=tableau_sous_total_0=%</text:p>
          </table:table-cell>
          <table:table-cell office:value-type="string">
            <text:p text:style-name="P1">%{subtotal}%%=tableau_sous_total_1=%</text:p>
          </table:table-cell>
          <table:table-cell office:value-type="string">
            <text:p text:style-name="P4">%{subtotal}%%=tableau_sous_total_2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1-01-18T09:46:11</dc:date>
    <meta:editing-cycles>135</meta:editing-cycles>
    <meta:editing-duration>PT4H51M1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2" meta:word-count="78" meta:character-count="489"/>
  </office:meta>
</office:document-meta>
</file>